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D200000047DF56DF74B5EBCF1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1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ystem" style:font-pitch="variable"/>
    <style:font-face style:name="Noto Sans" svg:font-family="'Noto Sans'" style:font-family-generic="swiss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, 'Arial Unicode MS'" style:font-family-generic="swiss"/>
    <style:font-face style:name="Tahoma" svg:font-family="Tahoma" style:font-family-generic="swiss"/>
    <style:font-face style:name="Tahoma1" svg:font-family="Tahoma" style:font-family-generic="system" style:font-pitch="variable"/>
    <style:font-face style:name="Thorndale" svg:font-family="Thorndale" style:font-family-generic="swiss"/>
    <style:font-face style:name="Times New Roman" svg:font-family="'Times New Roman'" style:font-family-generic="swiss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64cm"/>
    </style:style>
    <style:style style:name="Table3.B" style:family="table-column">
      <style:table-column-properties style:column-width="1.746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111cm"/>
    </style:style>
    <style:style style:name="Table3.E" style:family="table-column">
      <style:table-column-properties style:column-width="2.223cm"/>
    </style:style>
    <style:style style:name="Table3.F" style:family="table-column">
      <style:table-column-properties style:column-width="3.187cm"/>
    </style:style>
    <style:style style:name="Table3.G" style:family="table-column">
      <style:table-column-properties style:column-width="1.685cm"/>
    </style:style>
    <style:style style:name="Table3.H" style:family="table-column">
      <style:table-column-properties style:column-width="1.371cm"/>
    </style:style>
    <style:style style:name="Table3.I" style:family="table-column">
      <style:table-column-properties style:column-width="1.722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804cm"/>
    </style:style>
    <style:style style:name="Table3.A2" style:family="table-cell">
      <style:table-cell-properties style:vertical-align="middle"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F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G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H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I3" style:family="table-cell">
      <style:table-cell-properties fo:background-color="transparent" fo:padding="0.05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3" style:family="table-cell">
      <style:table-cell-properties style:vertical-align="middle" fo:background-color="#dddddd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F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ext_20_body">
      <style:text-properties style:use-window-font-color="true" loext:opacity="0%" style:font-name="Arial" fo:font-size="11pt" fo:font-weight="normal" officeooo:rsid="0275f89b" officeooo:paragraph-rsid="027bedb0" style:font-name-asian="Noto Sans CJK SC Regular" style:font-size-asian="11pt" style:font-weight-asian="normal" style:font-name-complex="FreeSans1" style:font-size-complex="11pt" style:font-weight-complex="normal"/>
    </style:style>
    <style:style style:name="P7" style:family="paragraph" style:parent-style-name="Text_20_body">
      <style:text-properties style:use-window-font-color="true" loext:opacity="0%" style:font-name="Arial" fo:font-size="11pt" fo:font-weight="normal" officeooo:rsid="0275a526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officeooo:paragraph-rsid="027bedb0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11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officeooo:rsid="0277f717" officeooo:paragraph-rsid="027bedb0"/>
    </style:style>
    <style:style style:name="P15" style:family="paragraph" style:parent-style-name="Table_20_Contents">
      <style:paragraph-properties fo:text-align="justify" style:justify-single-word="false"/>
      <style:text-properties officeooo:rsid="0277f717" officeooo:paragraph-rsid="02fc2d7d"/>
    </style:style>
    <style:style style:name="P16" style:family="paragraph" style:parent-style-name="Table_20_Contents">
      <style:paragraph-properties fo:text-align="center" style:justify-single-word="false"/>
      <style:text-properties officeooo:rsid="0277f717" officeooo:paragraph-rsid="02a38e1a"/>
    </style:style>
    <style:style style:name="P17" style:family="paragraph" style:parent-style-name="Table_20_Contents">
      <style:paragraph-properties fo:text-align="center" style:justify-single-word="false"/>
      <style:text-properties officeooo:rsid="0277f717" officeooo:paragraph-rsid="027bedb0"/>
    </style:style>
    <style:style style:name="P18" style:family="paragraph" style:parent-style-name="Standard">
      <style:paragraph-properties fo:text-align="center" style:justify-single-word="false"/>
      <style:text-properties officeooo:rsid="02ea2195" officeooo:paragraph-rsid="02ea2195"/>
    </style:style>
    <style:style style:name="P19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20" style:family="paragraph" style:parent-style-name="Standard">
      <style:paragraph-properties fo:text-align="end" style:justify-single-word="false"/>
      <style:text-properties officeooo:rsid="02ea2195" officeooo:paragraph-rsid="02ecfb36"/>
    </style:style>
    <style:style style:name="P21" style:family="paragraph" style:parent-style-name="Standard">
      <style:paragraph-properties fo:text-align="center" style:justify-single-word="false"/>
      <style:text-properties officeooo:rsid="02ea260b" officeooo:paragraph-rsid="02ea260b"/>
    </style:style>
    <style:style style:name="P22" style:family="paragraph" style:parent-style-name="Table_20_Contents">
      <style:paragraph-properties fo:text-align="center" style:justify-single-word="false"/>
      <style:text-properties officeooo:rsid="02ea260b" officeooo:paragraph-rsid="02ea260b"/>
    </style:style>
    <style:style style:name="P23" style:family="paragraph" style:parent-style-name="Table_20_Contents">
      <style:paragraph-properties fo:text-align="end" style:justify-single-word="false"/>
      <style:text-properties officeooo:paragraph-rsid="027bedb0"/>
    </style:style>
    <style:style style:name="P24" style:family="paragraph" style:parent-style-name="Standard">
      <style:paragraph-properties fo:text-align="end" style:justify-single-word="false"/>
      <style:text-properties officeooo:rsid="02eda490" officeooo:paragraph-rsid="02eda490"/>
    </style:style>
    <style:style style:name="P25" style:family="paragraph" style:parent-style-name="Table_20_Contents">
      <style:paragraph-properties fo:text-align="end" style:justify-single-word="false"/>
      <style:text-properties officeooo:rsid="02eda490" officeooo:paragraph-rsid="02eda490"/>
    </style:style>
    <style:style style:name="P26" style:family="paragraph" style:parent-style-name="Standard">
      <style:paragraph-properties fo:text-align="end" style:justify-single-word="false"/>
      <style:text-properties officeooo:rsid="02f05a49" officeooo:paragraph-rsid="02f05a49"/>
    </style:style>
    <style:style style:name="P27" style:family="paragraph" style:parent-style-name="Table_20_Contents">
      <style:paragraph-properties fo:text-align="center" style:justify-single-word="false"/>
      <style:text-properties fo:font-weight="normal" officeooo:rsid="0277f717" officeooo:paragraph-rsid="027bedb0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weight="normal" officeooo:rsid="0277f717" officeooo:paragraph-rsid="02ea2195" style:font-weight-asian="normal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fo:font-weight="normal" officeooo:rsid="0277f717" officeooo:paragraph-rsid="027bedb0" style:font-weight-asian="normal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fo:font-weight="normal" officeooo:rsid="0277f717" officeooo:paragraph-rsid="027bedb0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weight="normal" officeooo:rsid="02ea2195" officeooo:paragraph-rsid="02ea2195" style:font-weight-asian="normal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fo:font-weight="normal" officeooo:rsid="02ecfb36" officeooo:paragraph-rsid="02ecfb36" style:font-weight-asian="normal" style:font-weight-complex="normal"/>
    </style:style>
    <style:style style:name="P33" style:family="paragraph" style:parent-style-name="Text_20_body">
      <style:text-properties officeooo:rsid="0269cb7a" officeooo:paragraph-rsid="027bedb0"/>
    </style:style>
    <style:style style:name="P34" style:family="paragraph" style:parent-style-name="Text_20_body">
      <style:text-properties officeooo:paragraph-rsid="02e82e6a"/>
    </style:style>
    <style:style style:name="P35" style:family="paragraph" style:parent-style-name="Text_20_body">
      <style:text-properties officeooo:paragraph-rsid="02ecfb36"/>
    </style:style>
    <style:style style:name="P36" style:family="paragraph" style:parent-style-name="Standard">
      <style:paragraph-properties fo:text-align="end" style:justify-single-word="false"/>
      <style:text-properties officeooo:rsid="02ecfb36" officeooo:paragraph-rsid="02ecfb36"/>
    </style:style>
    <style:style style:name="P37" style:family="paragraph" style:parent-style-name="Table_20_Contents">
      <style:paragraph-properties fo:text-align="end" style:justify-single-word="false"/>
      <style:text-properties officeooo:rsid="02ecfb36" officeooo:paragraph-rsid="02ecfb36"/>
    </style:style>
    <style:style style:name="P38" style:family="paragraph" style:parent-style-name="Standard">
      <style:paragraph-properties fo:text-align="center" style:justify-single-word="false"/>
      <style:text-properties officeooo:rsid="02fc2d7d" officeooo:paragraph-rsid="02fc2d7d"/>
    </style:style>
    <style:style style:name="P39" style:family="paragraph" style:parent-style-name="Standard">
      <style:paragraph-properties fo:text-align="end" style:justify-single-word="false"/>
      <style:text-properties officeooo:rsid="02fc2d7d" officeooo:paragraph-rsid="02fc2d7d"/>
    </style:style>
    <style:style style:name="P40" style:family="paragraph" style:parent-style-name="Standard">
      <style:paragraph-properties fo:text-align="center" style:justify-single-word="false"/>
      <style:text-properties officeooo:rsid="0300bfbb" officeooo:paragraph-rsid="0300bfbb"/>
    </style:style>
    <style:style style:name="P41" style:family="paragraph" style:parent-style-name="Standard">
      <style:paragraph-properties fo:text-align="center" style:justify-single-word="false"/>
      <style:text-properties officeooo:rsid="03024770" officeooo:paragraph-rsid="03024770"/>
    </style:style>
    <style:style style:name="P42" style:family="paragraph" style:parent-style-name="Standard">
      <style:paragraph-properties fo:text-align="center" style:justify-single-word="false"/>
      <style:text-properties officeooo:rsid="0302673d" officeooo:paragraph-rsid="0302673d"/>
    </style:style>
    <style:style style:name="P43" style:family="paragraph" style:parent-style-name="Standard">
      <style:paragraph-properties fo:text-align="center" style:justify-single-word="false"/>
      <style:text-properties officeooo:rsid="0302c5ab" officeooo:paragraph-rsid="0302c5ab"/>
    </style:style>
    <style:style style:name="P44" style:family="paragraph" style:parent-style-name="Standard">
      <style:paragraph-properties fo:text-align="center" style:justify-single-word="false"/>
      <style:text-properties officeooo:rsid="03051d7a" officeooo:paragraph-rsid="03051d7a"/>
    </style:style>
    <style:style style:name="P45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2fecbca" style:font-name-asian="Noto Sans CJK SC Regular" style:font-size-asian="14pt" style:font-weight-asian="bold" style:font-name-complex="FreeSans1" style:font-size-complex="14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normal" officeooo:rsid="0300bfbb" officeooo:paragraph-rsid="0300bfbb" style:font-weight-asian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officeooo:rsid="0300bfbb" officeooo:paragraph-rsid="0300bfbb"/>
    </style:style>
    <style:style style:name="P48" style:family="paragraph" style:parent-style-name="Table_20_Contents">
      <style:paragraph-properties fo:text-align="center" style:justify-single-word="false"/>
      <style:text-properties officeooo:rsid="03024770" officeooo:paragraph-rsid="03024770"/>
    </style:style>
    <style:style style:name="P49" style:family="paragraph" style:parent-style-name="Table_20_Contents">
      <style:paragraph-properties fo:text-align="center" style:justify-single-word="false"/>
      <style:text-properties officeooo:rsid="03036088" officeooo:paragraph-rsid="03036088"/>
    </style:style>
    <style:style style:name="P50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269cb7a" style:font-size-asian="10pt" style:font-size-complex="10pt"/>
    </style:style>
    <style:style style:name="T8" style:family="text">
      <style:text-properties style:font-name="Arial1" fo:font-size="10pt" style:text-underline-style="none" officeooo:rsid="02e5f899" style:font-size-asian="10pt" style:font-size-complex="10pt"/>
    </style:style>
    <style:style style:name="T9" style:family="text">
      <style:text-properties style:use-window-font-color="true" loext:opacity="0%" style:font-name="Arial" fo:font-size="11pt" fo:font-weight="normal" style:font-name-asian="Noto Sans CJK SC Regular" style:font-size-asian="11pt" style:font-weight-asian="normal" style:font-name-complex="FreeSans1" style:font-size-complex="11pt" style:font-weight-complex="normal"/>
    </style:style>
    <style:style style:name="T10" style:family="text">
      <style:text-properties style:use-window-font-color="true" loext:opacity="0%" style:font-name="Arial" fo:font-size="11pt" fo:font-weight="normal" officeooo:rsid="02a80433" style:font-name-asian="Noto Sans CJK SC Regular" style:font-size-asian="11pt" style:font-weight-asian="normal" style:font-name-complex="FreeSans1" style:font-size-complex="11pt" style:font-weight-complex="normal"/>
    </style:style>
    <style:style style:name="T11" style:family="text">
      <style:text-properties style:use-window-font-color="true" loext:opacity="0%" style:font-name="Arial" fo:font-size="11pt" fo:font-weight="normal" officeooo:rsid="02bc3c32" style:font-name-asian="Noto Sans CJK SC Regular" style:font-size-asian="11pt" style:font-weight-asian="normal" style:font-name-complex="FreeSans1" style:font-size-complex="11pt" style:font-weight-complex="normal"/>
    </style:style>
    <style:style style:name="T12" style:family="text">
      <style:text-properties style:use-window-font-color="true" loext:opacity="0%" style:font-name="Arial" fo:font-size="11pt" fo:font-weight="normal" officeooo:rsid="02e8baac" style:font-name-asian="Noto Sans CJK SC Regular" style:font-size-asian="11pt" style:font-weight-asian="normal" style:font-name-complex="FreeSans1" style:font-size-complex="11pt" style:font-weight-complex="normal"/>
    </style:style>
    <style:style style:name="T13" style:family="text">
      <style:text-properties style:use-window-font-color="true" loext:opacity="0%" style:font-name="Arial" fo:font-size="11pt" fo:font-weight="normal" officeooo:rsid="02ecfb36" style:font-name-asian="Noto Sans CJK SC Regular" style:font-size-asian="11pt" style:font-weight-asian="normal" style:font-name-complex="FreeSans1" style:font-size-complex="11pt" style:font-weight-complex="normal"/>
    </style:style>
    <style:style style:name="T14" style:family="text">
      <style:text-properties style:use-window-font-color="true" loext:opacity="0%" style:font-name="Arial" fo:font-size="11pt" fo:font-weight="normal" officeooo:rsid="02f87815" style:font-name-asian="Noto Sans CJK SC Regular" style:font-size-asian="11pt" style:font-weight-asian="normal" style:font-name-complex="FreeSans1" style:font-size-complex="11pt" style:font-weight-complex="normal"/>
    </style:style>
    <style:style style:name="T15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6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7" style:family="text">
      <style:text-properties style:use-window-font-color="true" loext:opacity="0%" style:font-name="Arial" fo:font-size="11pt" fo:font-weight="bold" officeooo:rsid="0275a526" style:font-name-asian="Noto Sans CJK SC Regular" style:font-size-asian="11pt" style:font-weight-asian="bold" style:font-name-complex="FreeSans1" style:font-size-complex="11pt" style:font-weight-complex="bold"/>
    </style:style>
    <style:style style:name="T18" style:family="text">
      <style:text-properties style:use-window-font-color="true" loext:opacity="0%" style:font-name="Arial" fo:font-size="11pt" fo:font-weight="bold" officeooo:rsid="02f5c6b6" style:font-name-asian="Noto Sans CJK SC Regular" style:font-size-asian="11pt" style:font-weight-asian="bold" style:font-name-complex="FreeSans1" style:font-size-complex="11pt" style:font-weight-complex="bold"/>
    </style:style>
    <style:style style:name="T19" style:family="text">
      <style:text-properties style:use-window-font-color="true" loext:opacity="0%" style:font-name="Arial" fo:font-size="11pt" fo:font-weight="bold" officeooo:rsid="02f77d58" style:font-name-asian="Noto Sans CJK SC Regular" style:font-size-asian="11pt" style:font-weight-asian="bold" style:font-name-complex="FreeSans1" style:font-size-complex="11pt" style:font-weight-complex="bold"/>
    </style:style>
    <style:style style:name="T20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21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22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23" style:family="text">
      <style:text-properties officeooo:rsid="02a38e1a"/>
    </style:style>
    <style:style style:name="T24" style:family="text">
      <style:text-properties officeooo:rsid="02ea2195"/>
    </style:style>
    <style:style style:name="T25" style:family="text">
      <style:text-properties officeooo:rsid="02eec955"/>
    </style:style>
    <style:style style:name="T26" style:family="text">
      <style:text-properties officeooo:rsid="02f25001"/>
    </style:style>
    <style:style style:name="T27" style:family="text">
      <style:text-properties officeooo:rsid="02fc2d7d"/>
    </style:style>
    <style:style style:name="T28" style:family="text">
      <style:text-properties officeooo:rsid="0300bf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1" text:is-list-header="true"><text:span text:style-name="T20">ACTIVIDADES UD</text:span><text:span text:style-name="T21">3</text:span><text:span text:style-name="T22"> - </text:span><text:span text:style-name="T21">SERVIDOR</text:span></text:h>
      <text:p text:style-name="P45">NOMBRE Y APELLIDOS: <text:s/><text:span text:style-name="T28">ALBERT PÉREZ BAÑEYTO</text:span></text:p>
      <text:p text:style-name="P35"><text:span text:style-name="T13">Completa las columnas HECHO, CALIFICACIÓN, IE y TOTAL, de la siguiente tabla</text:span><text:span text:style-name="T14">:</text:span></text:p>
      <text:p text:style-name="P11"><text:span text:style-name="T16">T</text:span><text:span text:style-name="T15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10">CE</text:p>
          </table:table-cell>
          <table:table-cell table:style-name="Table3.A1" office:value-type="string">
            <text:p text:style-name="P12">ACT<text:span text:style-name="T24">.</text:span></text:p>
          </table:table-cell>
          <table:table-cell table:style-name="Table3.A1" table:number-columns-spanned="2" office:value-type="string">
            <text:p text:style-name="P13">TAREA</text:p>
          </table:table-cell>
          <table:covered-table-cell/>
          <table:table-cell table:style-name="Table3.A1" office:value-type="string">
            <text:p text:style-name="P13">HECHO</text:p>
          </table:table-cell>
          <table:table-cell table:style-name="Table3.A1" office:value-type="string">
            <text:p text:style-name="P10">CALIFICACIÓN</text:p>
          </table:table-cell>
          <table:table-cell table:style-name="Table3.A1" table:number-columns-spanned="2" office:value-type="string">
            <text:p text:style-name="P10">IE</text:p>
          </table:table-cell>
          <table:covered-table-cell/>
          <table:table-cell table:style-name="Table3.I1" office:value-type="string">
            <text:p text:style-name="P10">TOTAL</text:p>
          </table:table-cell>
        </table:table-row>
        <table:table-row table:style-name="Table3.2">
          <table:table-cell table:style-name="Table3.A2" table:number-rows-spanned="2" office:value-type="string">
            <text:p text:style-name="P28">RA3.g</text:p>
          </table:table-cell>
          <table:table-cell table:style-name="Table3.A2" table:number-rows-spanned="2" office:value-type="string">
            <text:p text:style-name="P28">UD3.1</text:p>
          </table:table-cell>
          <table:table-cell table:style-name="Table3.A2" table:number-rows-spanned="2" office:value-type="string">
            <text:p text:style-name="P31">a</text:p>
          </table:table-cell>
          <table:table-cell table:style-name="Table3.A2" table:number-rows-spanned="2" office:value-type="string">
            <text:p text:style-name="P32">10p</text:p>
          </table:table-cell>
          <table:table-cell table:style-name="Table3.A2" table:number-rows-spanned="2" office:value-type="string">
            <text:p text:style-name="P46">X</text:p>
          </table:table-cell>
          <table:table-cell table:style-name="Table3.A2" table:number-rows-spanned="2" office:value-type="string">
            <text:p text:style-name="P30"/>
          </table:table-cell>
          <table:table-cell table:style-name="Table3.A2" office:value-type="string">
            <text:p text:style-name="P29">I3 - 90%</text:p>
          </table:table-cell>
          <table:table-cell table:style-name="Table3.A2" office:value-type="string">
            <text:p text:style-name="P27"/>
          </table:table-cell>
          <table:table-cell table:style-name="Table3.I2" table:number-rows-spanned="2" office:value-type="string">
            <text:p text:style-name="P27"/>
          </table:table-cell>
        </table:table-row>
        <table:table-row table:style-name="Table3.2">
          <table:covered-table-cell table:style-name="Table3.A3"/>
          <table:covered-table-cell table:style-name="Table3.B3"/>
          <table:covered-table-cell table:style-name="Table3.A2"/>
          <table:covered-table-cell table:style-name="Table3.A2"/>
          <table:covered-table-cell table:style-name="Table3.A2"/>
          <table:covered-table-cell table:style-name="Table3.F3"/>
          <table:table-cell table:style-name="Table3.G3" office:value-type="string">
            <text:p text:style-name="P14">I6 - 10%</text:p>
          </table:table-cell>
          <table:table-cell table:style-name="Table3.H3" office:value-type="string">
            <text:p text:style-name="P10"/>
          </table:table-cell>
          <table:covered-table-cell table:style-name="Table3.I3"/>
        </table:table-row>
        <table:table-row table:style-name="Table3.2">
          <table:table-cell table:style-name="Table3.A4" table:number-rows-spanned="7" office:value-type="string">
            <text:p text:style-name="P17">RA3.a</text:p>
          </table:table-cell>
          <table:table-cell table:style-name="Table3.B4" table:number-rows-spanned="7" office:value-type="string">
            <text:p text:style-name="P16">UD3.<text:span text:style-name="T23">2</text:span></text:p>
          </table:table-cell>
          <table:table-cell table:style-name="Table3.C4" office:value-type="string">
            <text:p text:style-name="P19">a</text:p>
          </table:table-cell>
          <table:table-cell table:style-name="Table3.D4" office:value-type="string">
            <text:p text:style-name="P37">1p</text:p>
          </table:table-cell>
          <table:table-cell table:style-name="Table3.E4" office:value-type="string">
            <text:p text:style-name="P47">X</text:p>
          </table:table-cell>
          <table:table-cell table:style-name="Table3.F4" table:number-rows-spanned="7" office:value-type="string">
            <text:p text:style-name="P23"/>
          </table:table-cell>
          <table:table-cell table:style-name="Table3.G4" table:number-rows-spanned="3" office:value-type="string">
            <text:p text:style-name="P14">I3 - 90%</text:p>
          </table:table-cell>
          <table:table-cell table:style-name="Table3.H4" table:number-rows-spanned="3" office:value-type="string">
            <text:p text:style-name="P14"/>
          </table:table-cell>
          <table:table-cell table:style-name="Table3.I4" table:number-rows-spanned="7" office:value-type="string">
            <text:p text:style-name="P8"/>
          </table:table-cell>
        </table:table-row>
        <table:table-row table:style-name="Table3.2">
          <table:covered-table-cell table:style-name="Table3.A4"/>
          <table:covered-table-cell table:style-name="Table3.B5"/>
          <table:table-cell table:style-name="Table3.C5" office:value-type="string">
            <text:p text:style-name="P18">b</text:p>
          </table:table-cell>
          <table:table-cell table:style-name="Table3.D5" office:value-type="string">
            <text:p text:style-name="P36">1p</text:p>
          </table:table-cell>
          <table:table-cell table:style-name="Table3.E5" office:value-type="string">
            <text:p text:style-name="P40">X</text:p>
          </table:table-cell>
          <table:covered-table-cell table:style-name="Table3.F5"/>
          <table:covered-table-cell table:style-name="Table3.G4"/>
          <table:covered-table-cell table:style-name="Table3.H4"/>
          <table:covered-table-cell table:style-name="Table3.I5"/>
        </table:table-row>
        <table:table-row table:style-name="Table3.2">
          <table:covered-table-cell table:style-name="Table3.A4"/>
          <table:covered-table-cell table:style-name="Table3.B5"/>
          <table:table-cell table:style-name="Table3.C6" office:value-type="string">
            <text:p text:style-name="P18">c</text:p>
          </table:table-cell>
          <table:table-cell table:style-name="Table3.D6" office:value-type="string">
            <text:p text:style-name="P36">1p</text:p>
          </table:table-cell>
          <table:table-cell table:style-name="Table3.E6" office:value-type="string">
            <text:p text:style-name="P40">X</text:p>
          </table:table-cell>
          <table:covered-table-cell table:style-name="Table3.F6"/>
          <table:covered-table-cell table:style-name="Table3.G4"/>
          <table:covered-table-cell table:style-name="Table3.H4"/>
          <table:covered-table-cell table:style-name="Table3.I6"/>
        </table:table-row>
        <table:table-row table:style-name="Table3.2">
          <table:covered-table-cell table:style-name="Table3.A4"/>
          <table:covered-table-cell table:style-name="Table3.B5"/>
          <table:table-cell table:style-name="Table3.C7" office:value-type="string">
            <text:p text:style-name="P18">d</text:p>
          </table:table-cell>
          <table:table-cell table:style-name="Table3.D7" office:value-type="string">
            <text:p text:style-name="P36">1p</text:p>
          </table:table-cell>
          <table:table-cell table:style-name="Table3.E7" office:value-type="string">
            <text:p text:style-name="P40">X</text:p>
          </table:table-cell>
          <table:covered-table-cell table:style-name="Table3.F7"/>
          <table:table-cell table:style-name="Table3.G4" table:number-rows-spanned="4" office:value-type="string">
            <text:p text:style-name="P15">I6 - 10%</text:p>
          </table:table-cell>
          <table:table-cell table:style-name="Table3.H4" table:number-rows-spanned="4" office:value-type="string">
            <text:p text:style-name="Standard"/>
          </table:table-cell>
          <table:covered-table-cell table:style-name="Table3.I7"/>
        </table:table-row>
        <table:table-row table:style-name="Table3.2">
          <table:covered-table-cell table:style-name="Table3.A4"/>
          <table:covered-table-cell table:style-name="Table3.B5"/>
          <table:table-cell table:style-name="Table3.C8" office:value-type="string">
            <text:p text:style-name="P18">e</text:p>
          </table:table-cell>
          <table:table-cell table:style-name="Table3.D8" office:value-type="string">
            <text:p text:style-name="P36">2p</text:p>
          </table:table-cell>
          <table:table-cell table:style-name="Table3.E8" office:value-type="string">
            <text:p text:style-name="P40">X</text:p>
          </table:table-cell>
          <table:covered-table-cell table:style-name="Table3.F8"/>
          <table:covered-table-cell table:style-name="Table3.G4"/>
          <table:covered-table-cell table:style-name="Table3.H4"/>
          <table:covered-table-cell table:style-name="Table3.I8"/>
        </table:table-row>
        <table:table-row table:style-name="Table3.2">
          <table:covered-table-cell table:style-name="Table3.A4"/>
          <table:covered-table-cell table:style-name="Table3.B5"/>
          <table:table-cell table:style-name="Table3.C9" office:value-type="string">
            <text:p text:style-name="P18">f</text:p>
          </table:table-cell>
          <table:table-cell table:style-name="Table3.D9" office:value-type="string">
            <text:p text:style-name="P36">2p</text:p>
          </table:table-cell>
          <table:table-cell table:style-name="Table3.E9" office:value-type="string">
            <text:p text:style-name="P40">X</text:p>
          </table:table-cell>
          <table:covered-table-cell table:style-name="Table3.F9"/>
          <table:covered-table-cell table:style-name="Table3.G4"/>
          <table:covered-table-cell table:style-name="Table3.H4"/>
          <table:covered-table-cell table:style-name="Table3.I9"/>
        </table:table-row>
        <table:table-row table:style-name="Table3.2">
          <table:covered-table-cell table:style-name="Table3.A4"/>
          <table:covered-table-cell table:style-name="Table3.B5"/>
          <table:table-cell table:style-name="Table3.C10" office:value-type="string">
            <text:p text:style-name="P18">g</text:p>
          </table:table-cell>
          <table:table-cell table:style-name="Table3.D10" office:value-type="string">
            <text:p text:style-name="P36">2p</text:p>
          </table:table-cell>
          <table:table-cell table:style-name="Table3.E10" office:value-type="string">
            <text:p text:style-name="P18"/>
          </table:table-cell>
          <table:covered-table-cell table:style-name="Table3.F10"/>
          <table:covered-table-cell table:style-name="Table3.G4"/>
          <table:covered-table-cell table:style-name="Table3.H4"/>
          <table:covered-table-cell table:style-name="Table3.I10"/>
        </table:table-row>
        <table:table-row table:style-name="Table3.2">
          <table:table-cell table:style-name="Table3.A4" table:number-rows-spanned="8" office:value-type="string">
            <text:p text:style-name="P17">RA3.<text:span text:style-name="T25">c</text:span></text:p>
          </table:table-cell>
          <table:table-cell table:style-name="Table3.B11" table:number-rows-spanned="8" office:value-type="string">
            <text:p text:style-name="P16">UD3.<text:span text:style-name="T23">3</text:span></text:p>
          </table:table-cell>
          <table:table-cell table:style-name="Table3.C11" office:value-type="string">
            <text:p text:style-name="P19">a</text:p>
          </table:table-cell>
          <table:table-cell table:style-name="Table3.D11" office:value-type="string">
            <text:p text:style-name="P37">1p</text:p>
          </table:table-cell>
          <table:table-cell table:style-name="Table3.E11" office:value-type="string">
            <text:p text:style-name="P47">X</text:p>
          </table:table-cell>
          <table:table-cell table:style-name="Table3.F11" table:number-rows-spanned="8" office:value-type="string">
            <text:p text:style-name="P23"/>
          </table:table-cell>
          <table:table-cell table:style-name="Table3.G11" table:number-rows-spanned="4" office:value-type="string">
            <text:p text:style-name="P14">I3 - 90%</text:p>
          </table:table-cell>
          <table:table-cell table:style-name="Table3.H11" table:number-rows-spanned="4" office:value-type="string">
            <text:p text:style-name="P14"/>
          </table:table-cell>
          <table:table-cell table:style-name="Table3.I11" table:number-rows-spanned="8" office:value-type="string">
            <text:p text:style-name="P8"/>
          </table:table-cell>
        </table:table-row>
        <table:table-row table:style-name="Table3.2">
          <table:covered-table-cell table:style-name="Table3.A4"/>
          <table:covered-table-cell table:style-name="Table3.B12"/>
          <table:table-cell table:style-name="Table3.C12" office:value-type="string">
            <text:p text:style-name="P18">b</text:p>
          </table:table-cell>
          <table:table-cell table:style-name="Table3.D12" office:value-type="string">
            <text:p text:style-name="P36">1p</text:p>
          </table:table-cell>
          <table:table-cell table:style-name="Table3.E12" office:value-type="string">
            <text:p text:style-name="P40">X</text:p>
          </table:table-cell>
          <table:covered-table-cell table:style-name="Table3.F12"/>
          <table:covered-table-cell table:style-name="Table3.G11"/>
          <table:covered-table-cell table:style-name="Table3.H11"/>
          <table:covered-table-cell table:style-name="Table3.I12"/>
        </table:table-row>
        <table:table-row table:style-name="Table3.2">
          <table:covered-table-cell table:style-name="Table3.A4"/>
          <table:covered-table-cell table:style-name="Table3.B12"/>
          <table:table-cell table:style-name="Table3.C13" office:value-type="string">
            <text:p text:style-name="P18">c</text:p>
          </table:table-cell>
          <table:table-cell table:style-name="Table3.C13" office:value-type="string">
            <text:p text:style-name="P36"/>
          </table:table-cell>
          <table:table-cell table:style-name="Table3.C13" office:value-type="string">
            <text:p text:style-name="P41">X</text:p>
          </table:table-cell>
          <table:covered-table-cell table:style-name="Table3.F13"/>
          <table:covered-table-cell table:style-name="Table3.G11"/>
          <table:covered-table-cell table:style-name="Table3.H11"/>
          <table:covered-table-cell table:style-name="Table3.I12"/>
        </table:table-row>
        <table:table-row table:style-name="Table3.2">
          <table:covered-table-cell table:style-name="Table3.A4"/>
          <table:covered-table-cell table:style-name="Table3.B12"/>
          <table:table-cell table:style-name="Table3.C12" office:value-type="string">
            <text:p text:style-name="P18">d</text:p>
          </table:table-cell>
          <table:table-cell table:style-name="Table3.D12" office:value-type="string">
            <text:p text:style-name="P36">2p</text:p>
          </table:table-cell>
          <table:table-cell table:style-name="Table3.E14" office:value-type="string">
            <text:p text:style-name="P41">X</text:p>
          </table:table-cell>
          <table:covered-table-cell table:style-name="Table3.F14"/>
          <table:covered-table-cell table:style-name="Table3.G11"/>
          <table:covered-table-cell table:style-name="Table3.H11"/>
          <table:covered-table-cell table:style-name="Table3.I12"/>
        </table:table-row>
        <table:table-row table:style-name="Table3.2">
          <table:covered-table-cell table:style-name="Table3.A4"/>
          <table:covered-table-cell table:style-name="Table3.B12"/>
          <table:table-cell table:style-name="Table3.C13" office:value-type="string">
            <text:p text:style-name="P18">e</text:p>
          </table:table-cell>
          <table:table-cell table:style-name="Table3.C13" office:value-type="string">
            <text:p text:style-name="P20"/>
          </table:table-cell>
          <table:table-cell table:style-name="Table3.C13" office:value-type="string">
            <text:p text:style-name="P42">X</text:p>
          </table:table-cell>
          <table:covered-table-cell table:style-name="Table3.F15"/>
          <table:table-cell table:style-name="Table3.G11" table:number-rows-spanned="4" office:value-type="string">
            <text:p text:style-name="P15">I6 - 10%</text:p>
          </table:table-cell>
          <table:table-cell table:style-name="Table3.H11" table:number-rows-spanned="4" office:value-type="string">
            <text:p text:style-name="Standard"/>
          </table:table-cell>
          <table:covered-table-cell table:style-name="Table3.I12"/>
        </table:table-row>
        <table:table-row table:style-name="Table3.2">
          <table:covered-table-cell table:style-name="Table3.A4"/>
          <table:covered-table-cell table:style-name="Table3.B12"/>
          <table:table-cell table:style-name="Table3.C12" office:value-type="string">
            <text:p text:style-name="P18">f</text:p>
          </table:table-cell>
          <table:table-cell table:style-name="Table3.D12" office:value-type="string">
            <text:p text:style-name="P36"><text:span text:style-name="T27">3</text:span>p</text:p>
          </table:table-cell>
          <table:table-cell table:style-name="Table3.E16" office:value-type="string">
            <text:p text:style-name="P9"/>
          </table:table-cell>
          <table:covered-table-cell table:style-name="Table3.F16"/>
          <table:covered-table-cell table:style-name="Table3.G11"/>
          <table:covered-table-cell table:style-name="Table3.H11"/>
          <table:covered-table-cell table:style-name="Table3.I12"/>
        </table:table-row>
        <table:table-row table:style-name="Table3.2">
          <table:covered-table-cell table:style-name="Table3.A4"/>
          <table:covered-table-cell table:style-name="Table3.B12"/>
          <table:table-cell table:style-name="Table3.C12" office:value-type="string">
            <text:p text:style-name="P38">g</text:p>
          </table:table-cell>
          <table:table-cell table:style-name="Table3.D12" office:value-type="string">
            <text:p text:style-name="P39">2p</text:p>
          </table:table-cell>
          <table:table-cell table:style-name="Table3.E16" office:value-type="string">
            <text:p text:style-name="P9"/>
          </table:table-cell>
          <table:covered-table-cell table:style-name="Table3.F16"/>
          <table:covered-table-cell table:style-name="Table3.G11"/>
          <table:covered-table-cell table:style-name="Table3.H11"/>
          <table:covered-table-cell table:style-name="Table3.I12"/>
        </table:table-row>
        <table:table-row table:style-name="Table3.2">
          <table:covered-table-cell table:style-name="Table3.A4"/>
          <table:covered-table-cell table:style-name="Table3.B12"/>
          <table:table-cell table:style-name="Table3.C12" office:value-type="string">
            <text:p text:style-name="P38">h</text:p>
          </table:table-cell>
          <table:table-cell table:style-name="Table3.D12" office:value-type="string">
            <text:p text:style-name="P26">1p</text:p>
          </table:table-cell>
          <table:table-cell table:style-name="Table3.E16" office:value-type="string">
            <text:p text:style-name="P43">X</text:p>
          </table:table-cell>
          <table:covered-table-cell table:style-name="Table3.F16"/>
          <table:covered-table-cell table:style-name="Table3.G11"/>
          <table:covered-table-cell table:style-name="Table3.H11"/>
          <table:covered-table-cell table:style-name="Table3.I12"/>
        </table:table-row>
        <table:table-row table:style-name="Table3.2">
          <table:table-cell table:style-name="Table3.A4" table:number-rows-spanned="3" office:value-type="string">
            <text:p text:style-name="P17">RA3.<text:span text:style-name="T25">b</text:span></text:p>
          </table:table-cell>
          <table:table-cell table:style-name="Table3.B19" table:number-rows-spanned="3" office:value-type="string">
            <text:p text:style-name="P16">UD3.<text:span text:style-name="T23">4</text:span></text:p>
          </table:table-cell>
          <table:table-cell table:style-name="Table3.C19" office:value-type="string">
            <text:p text:style-name="P22">a</text:p>
          </table:table-cell>
          <table:table-cell table:style-name="Table3.D19" office:value-type="string">
            <text:p text:style-name="P37">?2p</text:p>
          </table:table-cell>
          <table:table-cell table:style-name="Table3.E19" office:value-type="string">
            <text:p text:style-name="P48">X</text:p>
          </table:table-cell>
          <table:table-cell table:style-name="Table3.F19" table:number-rows-spanned="3" office:value-type="string">
            <text:p text:style-name="P23"/>
          </table:table-cell>
          <table:table-cell table:style-name="Table3.G19" office:value-type="string">
            <text:p text:style-name="P14">I3 - 90%</text:p>
          </table:table-cell>
          <table:table-cell table:style-name="Table3.H19" office:value-type="string">
            <text:p text:style-name="P14"/>
          </table:table-cell>
          <table:table-cell table:style-name="Table3.I19" table:number-rows-spanned="3" office:value-type="string">
            <text:p text:style-name="P8"/>
          </table:table-cell>
        </table:table-row>
        <table:table-row table:style-name="Table3.2">
          <table:covered-table-cell table:style-name="Table3.A4"/>
          <table:covered-table-cell table:style-name="Table3.B20"/>
          <table:table-cell table:style-name="Table3.C20" office:value-type="string">
            <text:p text:style-name="P21">b</text:p>
          </table:table-cell>
          <table:table-cell table:style-name="Table3.D20" office:value-type="string">
            <text:p text:style-name="P36">?2p</text:p>
          </table:table-cell>
          <table:table-cell table:style-name="Table3.E20" office:value-type="string">
            <text:p text:style-name="P42">X</text:p>
          </table:table-cell>
          <table:covered-table-cell table:style-name="Table3.F20"/>
          <table:table-cell table:style-name="Table3.G19" table:number-rows-spanned="2" office:value-type="string">
            <text:p text:style-name="P15">I6 - 10%</text:p>
          </table:table-cell>
          <table:table-cell table:style-name="Table3.H19" table:number-rows-spanned="2" office:value-type="string">
            <text:p text:style-name="P14"/>
          </table:table-cell>
          <table:covered-table-cell table:style-name="Table3.I20"/>
        </table:table-row>
        <table:table-row table:style-name="Table3.2">
          <table:covered-table-cell table:style-name="Table3.A4"/>
          <table:covered-table-cell table:style-name="Table3.B20"/>
          <table:table-cell table:style-name="Table3.C20" office:value-type="string">
            <text:p text:style-name="P21">c</text:p>
          </table:table-cell>
          <table:table-cell table:style-name="Table3.D20" office:value-type="string">
            <text:p text:style-name="P36">?6p</text:p>
          </table:table-cell>
          <table:table-cell table:style-name="Table3.E21" office:value-type="string">
            <text:p text:style-name="P9">?</text:p>
          </table:table-cell>
          <table:covered-table-cell table:style-name="Table3.F21"/>
          <table:covered-table-cell table:style-name="Table3.G19"/>
          <table:covered-table-cell table:style-name="Table3.H19"/>
          <table:covered-table-cell table:style-name="Table3.I20"/>
        </table:table-row>
        <table:table-row table:style-name="Table3.2">
          <table:table-cell table:style-name="Table3.A22" table:number-rows-spanned="3" office:value-type="string">
            <text:p text:style-name="P17">RA3.d</text:p>
          </table:table-cell>
          <table:table-cell table:style-name="Table3.B22" table:number-rows-spanned="3" office:value-type="string">
            <text:p text:style-name="P16">UD3.<text:span text:style-name="T23">5</text:span></text:p>
          </table:table-cell>
          <table:table-cell table:style-name="Table3.C22" office:value-type="string">
            <text:p text:style-name="P22">a</text:p>
          </table:table-cell>
          <table:table-cell table:style-name="Table3.D22" office:value-type="string">
            <text:p text:style-name="P25">2p</text:p>
          </table:table-cell>
          <table:table-cell table:style-name="Table3.E22" office:value-type="string">
            <text:p text:style-name="P49">X</text:p>
          </table:table-cell>
          <table:table-cell table:style-name="Table3.F22" table:number-rows-spanned="3" office:value-type="string">
            <text:p text:style-name="P23"/>
          </table:table-cell>
          <table:table-cell table:style-name="Table3.G22" office:value-type="string">
            <text:p text:style-name="P14">I3 - 90%</text:p>
          </table:table-cell>
          <table:table-cell table:style-name="Table3.H22" office:value-type="string">
            <text:p text:style-name="P14"/>
          </table:table-cell>
          <table:table-cell table:style-name="Table3.I22" table:number-rows-spanned="3" office:value-type="string">
            <text:p text:style-name="P8"/>
          </table:table-cell>
        </table:table-row>
        <table:table-row table:style-name="Table3.2">
          <table:covered-table-cell table:style-name="Table3.A23"/>
          <table:covered-table-cell table:style-name="Table3.B23"/>
          <table:table-cell table:style-name="Table3.C23" office:value-type="string">
            <text:p text:style-name="P21">b</text:p>
          </table:table-cell>
          <table:table-cell table:style-name="Table3.D23" office:value-type="string">
            <text:p text:style-name="P24">4p</text:p>
          </table:table-cell>
          <table:table-cell table:style-name="Table3.E23" office:value-type="string">
            <text:p text:style-name="P44">x</text:p>
          </table:table-cell>
          <table:covered-table-cell table:style-name="Table3.F23"/>
          <table:table-cell table:style-name="Table3.G22" table:number-rows-spanned="2" office:value-type="string">
            <text:p text:style-name="P15">I6 - 10%</text:p>
          </table:table-cell>
          <table:table-cell table:style-name="Table3.H22" table:number-rows-spanned="2" office:value-type="string">
            <text:p text:style-name="P14"/>
          </table:table-cell>
          <table:covered-table-cell table:style-name="Table3.I23"/>
        </table:table-row>
        <table:table-row table:style-name="Table3.2">
          <table:covered-table-cell table:style-name="Table3.A24"/>
          <table:covered-table-cell table:style-name="Table3.B24"/>
          <table:table-cell table:style-name="Table3.C24" office:value-type="string">
            <text:p text:style-name="P21">c</text:p>
          </table:table-cell>
          <table:table-cell table:style-name="Table3.D24" office:value-type="string">
            <text:p text:style-name="P24">4p</text:p>
          </table:table-cell>
          <table:table-cell table:style-name="Table3.E24" office:value-type="string">
            <text:p text:style-name="P9"/>
          </table:table-cell>
          <table:covered-table-cell table:style-name="Table3.F24"/>
          <table:covered-table-cell table:style-name="Table3.G22"/>
          <table:covered-table-cell table:style-name="Table3.H22"/>
          <table:covered-table-cell table:style-name="Table3.I24"/>
        </table:table-row>
      </table:table>
      <text:p text:style-name="P6"/>
      <text:p text:style-name="P34"><text:soft-page-break/><text:span text:style-name="T18">IE </text:span><text:span text:style-name="T19">(</text:span><text:span text:style-name="T17">INSTRUMENTOS DE EVALUACIÓN</text:span><text:span text:style-name="T19">)</text:span></text:p>
      <text:p text:style-name="P7">I3: Realización de <text:span text:style-name="T26">tareas de </text:span>proyecto</text:p>
      <text:p text:style-name="P7">I6: Cumplimiento de los plazos de entrega</text:p>
      <text:p text:style-name="P7"/>
      <text:p text:style-name="P33"><text:span text:style-name="T9">Cada </text:span><text:span text:style-name="T10">actividad</text:span><text:span text:style-name="T9"> de este boletín estará ligada a un criterio de evaluación</text:span><text:span text:style-name="T10">, y cada CE tendrá una puntuación de 0 a 10.</text:span><text:span text:style-name="T11"> Cada tarea de cada actividad tiene una puntuación, y se </text:span><text:span text:style-name="T12">considerará</text:span><text:span text:style-name="T11"> como correcta o incorrecta (o bien tendrá toda la puntuación, o 0 en caso de que no cumpla todos los requisitos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1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ystem" style:font-pitch="variable"/>
    <style:font-face style:name="Noto Sans" svg:font-family="'Noto Sans'" style:font-family-generic="swiss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, 'Arial Unicode MS'" style:font-family-generic="swiss"/>
    <style:font-face style:name="Tahoma" svg:font-family="Tahoma" style:font-family-generic="swiss"/>
    <style:font-face style:name="Tahoma1" svg:font-family="Tahoma" style:font-family-generic="system" style:font-pitch="variable"/>
    <style:font-face style:name="Thorndale" svg:font-family="Thorndale" style:font-family-generic="swiss"/>
    <style:font-face style:name="Times New Roman" svg:font-family="'Times New Roman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1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loext:num-list-format=" %1%.%2%.%3%.%4%. 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269cb7a" style:font-size-asian="10pt" style:font-size-complex="10pt"/>
    </style:style>
    <style:style style:name="MT8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paragraph" svg:x="13.508cm" svg:y="-0.441cm" svg:width="3.556cm" svg:height="1.203cm" draw:z-index="0"><draw:image xlink:href="Pictures/10000001000000D200000047DF56DF74B5EBCF18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2</text:page-number><text:s/>de <text:page-count>2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3 - SERVIDOR</text:span><text:span text:style-name="MT8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3T16:38:05.473938939</meta:creation-date>
    <meta:editing-duration>P5DT6H11M</meta:editing-duration>
    <meta:editing-cycles>599</meta:editing-cycles>
    <meta:generator>LibreOffice/7.3.7.2$Linux_X86_64 LibreOffice_project/30$Build-2</meta:generator>
    <meta:initial-creator>Manuel Pérez Alfonso</meta:initial-creator>
    <dc:date>2023-10-03T18:03:20.641604028</dc:date>
    <meta:document-statistic meta:table-count="1" meta:image-count="1" meta:object-count="0" meta:page-count="2" meta:paragraph-count="99" meta:word-count="217" meta:character-count="1171" meta:non-whitespace-character-count="809"/>
  </office:meta>
</office:document-meta>
</file>